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7.7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draw:stroke="none" draw:fill-color="#0000fe" draw:textarea-horizontal-align="justify" draw:textarea-vertical-align="middle" draw:auto-grow-height="false" fo:min-height="3.75cm" fo:min-width="3.5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7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8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10" style:family="graphic" style:parent-style-name="standard">
      <style:graphic-properties draw:stroke="solid" svg:stroke-width="0cm" svg:stroke-color="#000000" draw:fill-color="#0000fe" draw:textarea-horizontal-align="justify" draw:textarea-vertical-align="middle" draw:auto-grow-height="false" fo:min-height="0.073cm" fo:min-width="0cm"/>
    </style:style>
    <style:style style:name="gr11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0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f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25cm" svg:height="1cm" svg:x="4.977cm" svg:y="7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0.5cm" draw:transform="rotate (1.5707963267949) translate (4.536cm 7.7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8cm" svg:x="4.286cm" svg:y="4.0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cm" draw:transform="rotate (0.785398163397448) translate (1cm 4.53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4cm" draw:transform="rotate (0.785398163397448) translate (1.708cm 4.5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29cm" svg:height="0.641cm" draw:transform="rotate (1.5707963267949) translate (4.788cm 8.88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1.5707963267949) translate (4.786cm 9.1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1.5707963267949) translate (4.787cm 8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54cm" svg:height="0.455cm" draw:transform="rotate (1.5707963267949) translate (4.878cm 8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54cm" svg:height="0.455cm" draw:transform="rotate (1.5707963267949) translate (4.882cm 9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1cm" svg:x="12.977cm" svg:y="7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0.5cm" draw:transform="rotate (1.5707963267949) translate (12.536cm 7.7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8cm" svg:x="12.286cm" svg:y="4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4cm" draw:transform="rotate (0.785398163397448) translate (9.708cm 4.5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29cm" svg:height="0.641cm" draw:transform="rotate (1.5707963267949) translate (12.788cm 8.88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1.5707963267949) translate (12.786cm 9.1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1.5707963267949) translate (12.787cm 8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54cm" svg:height="0.455cm" draw:transform="rotate (1.5707963267949) translate (12.878cm 8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54cm" svg:height="0.455cm" draw:transform="rotate (1.5707963267949) translate (12.882cm 9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1cm" svg:x="12.978cm" svg:y="7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0.5cm" draw:transform="rotate (1.5707963267949) translate (12.537cm 7.7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8cm" svg:x="12.287cm" svg:y="4.0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5cm" draw:transform="rotate (0.785398163397448) translate (9cm 4.53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4cm" draw:transform="rotate (0.785398163397448) translate (9.709cm 4.5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29cm" svg:height="0.641cm" draw:transform="rotate (1.5707963267949) translate (12.789cm 8.88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1.5707963267949) translate (12.787cm 9.1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1.5707963267949) translate (12.788cm 8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54cm" svg:height="0.455cm" draw:transform="rotate (1.5707963267949) translate (12.879cm 8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54cm" svg:height="0.455cm" draw:transform="rotate (1.5707963267949) translate (12.883cm 9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1cm" svg:x="20.906cm" svg:y="7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0.5cm" draw:transform="rotate (1.5707963267949) translate (20.465cm 7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cm" svg:height="8cm" svg:x="20.215cm" svg:y="4.0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29cm" svg:height="0.641cm" draw:transform="rotate (1.5707963267949) translate (20.717cm 8.88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1.5707963267949) translate (20.715cm 9.1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1.5707963267949) translate (20.716cm 8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454cm" svg:height="0.455cm" draw:transform="rotate (1.5707963267949) translate (20.807cm 8.5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54cm" svg:height="0.455cm" draw:transform="rotate (1.5707963267949) translate (20.811cm 9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1cm" svg:x="20.907cm" svg:y="7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0.5cm" draw:transform="rotate (1.5707963267949) translate (20.466cm 7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cm" svg:height="8cm" svg:x="20.216cm" svg:y="4.0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29cm" svg:height="0.641cm" draw:transform="rotate (1.5707963267949) translate (20.718cm 8.88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1.5707963267949) translate (20.716cm 9.1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1.5707963267949) translate (20.717cm 8.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54cm" svg:height="0.455cm" draw:transform="rotate (1.5707963267949) translate (20.808cm 8.5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4" draw:layer="layout" svg:width="0.454cm" svg:height="0.455cm" draw:transform="rotate (1.5707963267949) translate (20.812cm 9.1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" draw:text-style-name="P2" draw:layer="layout" svg:width="7.07cm" svg:height="2.999cm" draw:transform="skewX (-0.00767944870877505) translate (16.9514748165105cm 3cm)" svg:viewBox="0 0 7071 3000" svg:d="M3536 3000c-1179-500-2357-1000-3536-1500 1179-500 2357-1000 3536-1500 1178 500 2357 1000 3535 1500-1178 500-2357 1000-3535 1500z">
            <text:p/>
          </draw:path>
          <draw:path draw:style-name="gr5" draw:text-style-name="P3" draw:layer="layout" svg:width="5.656cm" svg:height="2.398cm" draw:transform="skewX (-0.00785398163397448) translate (17.6625719097011cm 3.30033936651584cm)" svg:viewBox="0 0 5657 2399" svg:d="M2828 2399c-943-400-1885-799-2828-1199 943-400 1885-800 2828-1200 943 400 1886 800 2829 1200-943 400-1886 799-2829 119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1:57:46.598000000</meta:creation-date>
    <dc:date>2024-04-20T22:09:56.007000000</dc:date>
    <meta:editing-duration>PT12M8S</meta:editing-duration>
    <meta:editing-cycles>2</meta:editing-cycles>
    <meta:generator>LibreOffice/7.5.0.3$Windows_X86_64 LibreOffice_project/c21113d003cd3efa8c53188764377a8272d9d6de</meta:generator>
    <meta:document-statistic meta:object-count="48"/>
  </office:meta>
</office:document-meta>
</file>